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textarea-horizontal-align="center" draw:textarea-vertical-align="middle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75" svg:stroke-width="0.019cm" svg:stroke-color="#000000" draw:marker-start-width="0.229cm" draw:marker-start-center="false" draw:marker-end-width="0.229cm" draw:marker-end-center="false" svg:stroke-opacity="100%" draw:stroke-linejoin="round"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draw:stroke-dash="Dashed_20__28_var_29__20_76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77" svg:stroke-width="0.019cm" svg:stroke-color="#000000" draw:marker-start-width="0.229cm" draw:marker-start-center="false" draw:marker-end-width="0.229cm" draw:marker-end-center="false" svg:stroke-opacity="100%" draw:stroke-linejoin="round"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78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draw:stroke-dash="Dashed_20__28_var_29__20_79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draw:stroke-dash="Dashed_20__28_var_29__20_80" svg:stroke-width="0.019cm" svg:stroke-color="#000000" draw:marker-start-width="0.229cm" draw:marker-start-center="false" draw:marker-end-width="0.229cm" draw:marker-end-center="false" svg:stroke-opacity="100%" draw:stroke-linejoin="round"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81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82" svg:stroke-width="0.019cm" svg:stroke-color="#000000" draw:marker-start-width="0.229cm" draw:marker-start-center="false" draw:marker-end-width="0.229cm" draw:marker-end-center="false" svg:stroke-opacity="100%" draw:stroke-linejoin="round"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solid" draw:stroke-dash="Dashed_20__28_var_29__20_83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solid" draw:stroke-dash="Dashed_20__28_var_29__20_84" svg:stroke-width="0.019cm" svg:stroke-color="#000000" draw:marker-start-width="0.229cm" draw:marker-start-center="false" draw:marker-end-width="0.229cm" draw:marker-end-center="false" svg:stroke-opacity="100%" draw:stroke-linejoin="round"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draw:stroke-dash="Dashed_20__28_var_29__20_85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solid" draw:stroke-dash="Dashed_20__28_var_29__20_86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draw:stroke-dash="Dashed_20__28_var_29__20_87" svg:stroke-width="0.019cm" svg:stroke-color="#000000" draw:marker-start-width="0.229cm" draw:marker-start-center="false" draw:marker-end-width="0.229cm" draw:marker-end-center="false" svg:stroke-opacity="100%" draw:stroke-linejoin="round"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solid" draw:stroke-dash="Dashed_20__28_var_29__20_88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solid" draw:stroke-dash="Dashed_20__28_var_29__20_89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solid" draw:stroke-dash="Dashed_20__28_var_29__20_90" svg:stroke-width="0.019cm" svg:stroke-color="#000000" draw:marker-start-width="0.229cm" draw:marker-start-center="false" draw:marker-end-width="0.229cm" draw:marker-end-center="false" svg:stroke-opacity="100%" draw:stroke-linejoin="round"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draw:stroke="solid" draw:stroke-dash="Dashed_20__28_var_29__20_91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solid" draw:stroke-dash="Dashed_20__28_var_29__20_92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solid" draw:stroke-dash="Dashed_20__28_var_29__20_93" svg:stroke-width="0.019cm" svg:stroke-color="#000000" draw:marker-start-width="0.229cm" draw:marker-start-center="false" draw:marker-end-width="0.229cm" draw:marker-end-center="false" svg:stroke-opacity="100%" draw:stroke-linejoin="round"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>
      <style:graphic-properties draw:stroke="solid" draw:stroke-dash="Dashed_20__28_var_29__20_94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>
      <style:graphic-properties draw:stroke="solid" draw:stroke-dash="Dashed_20__28_var_29__20_95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>
      <style:graphic-properties draw:stroke="solid" draw:stroke-dash="Dashed_20__28_var_29__20_96" svg:stroke-width="0.019cm" svg:stroke-color="#000000" draw:marker-start-width="0.229cm" draw:marker-start-center="false" draw:marker-end-width="0.229cm" draw:marker-end-center="false" svg:stroke-opacity="100%" draw:stroke-linejoin="round"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>
      <style:graphic-properties draw:stroke="solid" draw:stroke-dash="Dashed_20__28_var_29__20_97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>
      <style:graphic-properties draw:stroke="solid" draw:stroke-dash="Dashed_20__28_var_29__20_98" svg:stroke-width="0.019cm" svg:stroke-color="#000000" draw:marker-start-width="0.229cm" draw:marker-start-center="false" draw:marker-end-width="0.229cm" draw:marker-end-center="false" svg:stroke-opacity="100%" draw:stroke-linejoin="round"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>
      <style:graphic-properties draw:stroke="solid" draw:stroke-dash="Dashed_20__28_var_29__20_99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>
      <style:graphic-properties draw:stroke="solid" draw:stroke-dash="Dashed_20__28_var_29__20_100" svg:stroke-width="0.019cm" svg:stroke-color="#000000" draw:marker-start-width="0.229cm" draw:marker-start-center="false" draw:marker-end-width="0.229cm" draw:marker-end-center="false" svg:stroke-opacity="100%" draw:stroke-linejoin="round"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>
      <style:graphic-properties draw:stroke="solid" draw:stroke-dash="Dashed_20__28_var_29__20_101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>
      <style:graphic-properties draw:stroke="solid" draw:stroke-dash="Dashed_20__28_var_29__20_102" svg:stroke-width="0.019cm" svg:stroke-color="#000000" draw:marker-start-width="0.229cm" draw:marker-start-center="false" draw:marker-end-width="0.229cm" draw:marker-end-center="false" svg:stroke-opacity="100%" draw:stroke-linejoin="round"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>
      <style:graphic-properties draw:stroke="solid" draw:stroke-dash="Dashed_20__28_var_29__20_103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>
      <style:graphic-properties draw:stroke="solid" draw:stroke-dash="Dashed_20__28_var_29__20_104" svg:stroke-width="0.019cm" svg:stroke-color="#000000" draw:marker-start-width="0.229cm" draw:marker-start-center="false" draw:marker-end-width="0.229cm" draw:marker-end-center="false" svg:stroke-opacity="100%" draw:stroke-linejoin="round"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>
      <style:graphic-properties draw:stroke="solid" draw:stroke-dash="Dashed_20__28_var_29__20_105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>
      <style:graphic-properties draw:stroke="solid" draw:stroke-dash="Dashed_20__28_var_29__20_106" svg:stroke-width="0.019cm" svg:stroke-color="#000000" draw:marker-start-width="0.229cm" draw:marker-start-center="false" draw:marker-end-width="0.229cm" draw:marker-end-center="false" svg:stroke-opacity="100%" draw:stroke-linejoin="round"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>
      <style:graphic-properties draw:stroke="solid" draw:stroke-dash="Dashed_20__28_var_29__20_107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>
      <style:graphic-properties draw:stroke="solid" draw:stroke-dash="Dashed_20__28_var_29__20_108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7.201cm" svg:y1="14.833cm" svg:x2="14.952cm" svg:y2="14.833cm">
            <text:p/>
          </draw:line>
          <draw:line draw:style-name="gr1" draw:text-style-name="P1" draw:layer="layout" svg:x1="7.201cm" svg:y1="15.378cm" svg:x2="14.952cm" svg:y2="15.378cm">
            <text:p/>
          </draw:line>
          <draw:line draw:style-name="gr1" draw:text-style-name="P1" draw:layer="layout" svg:x1="7.201cm" svg:y1="15.242cm" svg:x2="14.952cm" svg:y2="15.242cm">
            <text:p/>
          </draw:line>
          <draw:line draw:style-name="gr1" draw:text-style-name="P1" draw:layer="layout" svg:x1="7.201cm" svg:y1="15.107cm" svg:x2="14.952cm" svg:y2="15.107cm">
            <text:p/>
          </draw:line>
          <draw:line draw:style-name="gr1" draw:text-style-name="P1" draw:layer="layout" svg:x1="7.203cm" svg:y1="14.969cm" svg:x2="14.952cm" svg:y2="14.969cm">
            <text:p/>
          </draw:line>
          <draw:g>
            <draw:ellipse draw:style-name="gr2" draw:text-style-name="P2" draw:layer="layout" svg:width="0.149cm" svg:height="0.105cm" draw:transform="skewX (0.11379546723003) rotate (-2.28062173358099) translate (7.621cm 15.225cm)">
              <text:p/>
            </draw:ellipse>
            <draw:line draw:style-name="gr3" draw:text-style-name="P3" draw:layer="layout" svg:x1="7.6cm" svg:y1="15.23cm" svg:x2="7.6cm" svg:y2="14.824cm">
              <text:p/>
            </draw:line>
          </draw:g>
          <draw:g>
            <draw:ellipse draw:style-name="gr4" draw:text-style-name="P2" draw:layer="layout" svg:width="0.149cm" svg:height="0.107cm" draw:transform="skewX (0.111701072127637) rotate (-2.28062173358099) translate (8.453cm 15.156cm)">
              <text:p/>
            </draw:ellipse>
            <draw:line draw:style-name="gr5" draw:text-style-name="P3" draw:layer="layout" svg:x1="8.427cm" svg:y1="15.162cm" svg:x2="8.427cm" svg:y2="14.756cm">
              <text:p/>
            </draw:line>
            <draw:path draw:style-name="gr6" draw:text-style-name="P4" draw:layer="layout" svg:width="0.091cm" svg:height="0.343cm" svg:x="8.432cm" svg:y="14.754cm" svg:viewBox="0 0 92 344" svg:d="M0 0c19 76 78 134 86 215l6 74-28 55">
              <text:p/>
            </draw:path>
          </draw:g>
          <draw:g>
            <draw:ellipse draw:style-name="gr7" draw:text-style-name="P2" draw:layer="layout" svg:width="0.151cm" svg:height="0.105cm" draw:transform="skewX (0.151145513222709) rotate (0.868475835792378) translate (8.563cm 15.121cm)">
              <text:p/>
            </draw:ellipse>
            <draw:line draw:style-name="gr8" draw:text-style-name="P3" draw:layer="layout" svg:x1="8.586cm" svg:y1="15.117cm" svg:x2="8.586cm" svg:y2="15.521cm">
              <text:p/>
            </draw:line>
          </draw:g>
          <draw:g>
            <draw:ellipse draw:style-name="gr9" draw:text-style-name="P2" draw:layer="layout" svg:width="0.152cm" svg:height="0.103cm" draw:transform="skewX (0.116064395257623) rotate (0.850848010347236) translate (9.115cm 15.121cm)">
              <text:p/>
            </draw:ellipse>
            <draw:line draw:style-name="gr10" draw:text-style-name="P3" draw:layer="layout" svg:x1="9.14cm" svg:y1="15.117cm" svg:x2="9.14cm" svg:y2="15.521cm">
              <text:p/>
            </draw:line>
          </draw:g>
          <draw:line draw:style-name="gr1" draw:text-style-name="P1" draw:layer="layout" svg:x1="9.693cm" svg:y1="14.833cm" svg:x2="9.693cm" svg:y2="15.378cm">
            <text:p/>
          </draw:line>
          <draw:g>
            <draw:ellipse draw:style-name="gr11" draw:text-style-name="P2" draw:layer="layout" svg:width="0.149cm" svg:height="0.103cm" draw:transform="skewX (0.135088484104361) rotate (-2.27172055439582) translate (10.111cm 15.156cm)">
              <text:p/>
            </draw:ellipse>
            <draw:line draw:style-name="gr12" draw:text-style-name="P3" draw:layer="layout" svg:x1="10.092cm" svg:y1="15.162cm" svg:x2="10.092cm" svg:y2="14.756cm">
              <text:p/>
            </draw:line>
            <draw:path draw:style-name="gr13" draw:text-style-name="P4" draw:layer="layout" svg:width="0.092cm" svg:height="0.343cm" svg:x="10.094cm" svg:y="14.754cm" svg:viewBox="0 0 93 344" svg:d="M0 0c16 76 74 134 86 215l7 74-29 55">
              <text:p/>
            </draw:path>
          </draw:g>
          <draw:g>
            <draw:ellipse draw:style-name="gr14" draw:text-style-name="P2" draw:layer="layout" svg:width="0.151cm" svg:height="0.103cm" draw:transform="skewX (0.154112572951099) rotate (-2.26404110568704) translate (10.388cm 15.225cm)">
              <text:p/>
            </draw:ellipse>
            <draw:line draw:style-name="gr15" draw:text-style-name="P3" draw:layer="layout" svg:x1="10.367cm" svg:y1="15.23cm" svg:x2="10.367cm" svg:y2="14.826cm">
              <text:p/>
            </draw:line>
            <draw:path draw:style-name="gr16" draw:text-style-name="P4" draw:layer="layout" svg:width="0.092cm" svg:height="0.341cm" svg:x="10.369cm" svg:y="14.823cm" svg:viewBox="0 0 93 342" svg:d="M0 0c16 74 78 134 86 213l7 75-28 54">
              <text:p/>
            </draw:path>
          </draw:g>
          <draw:g>
            <draw:ellipse draw:style-name="gr17" draw:text-style-name="P2" draw:layer="layout" svg:width="0.151cm" svg:height="0.107cm" draw:transform="skewX (0.102450827092067) rotate (-2.28969744569136) translate (10.669cm 15.156cm)">
              <text:p/>
            </draw:ellipse>
            <draw:line draw:style-name="gr18" draw:text-style-name="P3" draw:layer="layout" svg:x1="10.646cm" svg:y1="15.16cm" svg:x2="10.646cm" svg:y2="14.756cm">
              <text:p/>
            </draw:line>
            <draw:path draw:style-name="gr19" draw:text-style-name="P4" draw:layer="layout" svg:width="0.094cm" svg:height="0.341cm" svg:x="10.646cm" svg:y="14.752cm" svg:viewBox="0 0 95 342" svg:d="M0 0c18 76 79 136 86 215l9 71-31 56">
              <text:p/>
            </draw:path>
          </draw:g>
          <draw:g>
            <draw:ellipse draw:style-name="gr20" draw:text-style-name="P2" draw:layer="layout" svg:width="0.149cm" svg:height="0.103cm" draw:transform="skewX (0.135088484104361) rotate (0.869872099193974) translate (10.778cm 15.121cm)">
              <text:p/>
            </draw:ellipse>
            <draw:line draw:style-name="gr21" draw:text-style-name="P3" draw:layer="layout" svg:x1="10.799cm" svg:y1="15.117cm" svg:x2="10.799cm" svg:y2="15.523cm">
              <text:p/>
            </draw:line>
            <draw:path draw:style-name="gr22" draw:text-style-name="P4" draw:layer="layout" svg:width="0.094cm" svg:height="0.341cm" draw:transform="rotate (-3.14159265358979) translate (10.895cm 15.523cm)" svg:viewBox="0 0 95 342" svg:d="M95 0c-17 76-77 136-88 215l-7 71 30 56">
              <text:p/>
            </draw:path>
          </draw:g>
          <draw:g>
            <draw:ellipse draw:style-name="gr23" draw:text-style-name="P2" draw:layer="layout" svg:width="0.149cm" svg:height="0.105cm" draw:transform="skewX (0.11379546723003) rotate (-2.28062173358099) translate (11.221cm 15.156cm)">
              <text:p/>
            </draw:ellipse>
            <draw:line draw:style-name="gr24" draw:text-style-name="P3" draw:layer="layout" svg:x1="11.198cm" svg:y1="15.16cm" svg:x2="11.198cm" svg:y2="14.754cm">
              <text:p/>
            </draw:line>
          </draw:g>
          <draw:g>
            <draw:ellipse draw:style-name="gr25" draw:text-style-name="P2" draw:layer="layout" svg:width="0.151cm" svg:height="0.103cm" draw:transform="skewX (0.116064395257623) rotate (-2.27311681779741) translate (11.773cm 15.424cm)">
              <text:p/>
            </draw:ellipse>
            <draw:line draw:style-name="gr26" draw:text-style-name="P3" draw:layer="layout" svg:x1="11.75cm" svg:y1="15.431cm" svg:x2="11.75cm" svg:y2="15.024cm">
              <text:p/>
            </draw:line>
          </draw:g>
          <draw:line draw:style-name="gr1" draw:text-style-name="P1" draw:layer="layout" svg:x1="12.182cm" svg:y1="14.838cm" svg:x2="12.182cm" svg:y2="15.383cm">
            <text:p/>
          </draw:line>
          <draw:g>
            <draw:ellipse draw:style-name="gr27" draw:text-style-name="P2" draw:layer="layout" svg:width="0.151cm" svg:height="0.103cm" draw:transform="skewX (0.135088484104361) rotate (-2.27311681779741) translate (12.604cm 15.225cm)">
              <text:p/>
            </draw:ellipse>
            <draw:line draw:style-name="gr28" draw:text-style-name="P3" draw:layer="layout" svg:x1="12.581cm" svg:y1="15.23cm" svg:x2="12.581cm" svg:y2="14.826cm">
              <text:p/>
            </draw:line>
          </draw:g>
          <draw:g>
            <draw:ellipse draw:style-name="gr29" draw:text-style-name="P2" draw:layer="layout" svg:width="0.151cm" svg:height="0.105cm" draw:transform="skewX (0.188146493364989) rotate (0.868475835792378) translate (13.546cm 15.121cm)">
              <text:p/>
            </draw:ellipse>
            <draw:line draw:style-name="gr30" draw:text-style-name="P3" draw:layer="layout" svg:x1="13.567cm" svg:y1="15.117cm" svg:x2="13.567cm" svg:y2="15.521cm">
              <text:p/>
            </draw:line>
          </draw:g>
          <draw:g>
            <draw:ellipse draw:style-name="gr31" draw:text-style-name="P2" draw:layer="layout" svg:width="0.151cm" svg:height="0.107cm" draw:transform="skewX (0.184830367786199) rotate (0.868475835792378) translate (14.098cm 15.121cm)">
              <text:p/>
            </draw:ellipse>
            <draw:line draw:style-name="gr32" draw:text-style-name="P3" draw:layer="layout" svg:x1="14.123cm" svg:y1="15.117cm" svg:x2="14.123cm" svg:y2="15.521cm">
              <text:p/>
            </draw:line>
          </draw:g>
          <draw:g>
            <draw:ellipse draw:style-name="gr33" draw:text-style-name="P2" draw:layer="layout" svg:width="0.151cm" svg:height="0.105cm" draw:transform="skewX (0.11379546723003) rotate (-2.28969744569136) translate (13.435cm 15.156cm)">
              <text:p/>
            </draw:ellipse>
            <draw:line draw:style-name="gr34" draw:text-style-name="P3" draw:layer="layout" svg:x1="13.413cm" svg:y1="15.16cm" svg:x2="13.413cm" svg:y2="14.756cm">
              <text:p/>
            </draw:line>
            <draw:path draw:style-name="gr35" draw:text-style-name="P4" draw:layer="layout" svg:width="0.094cm" svg:height="0.341cm" svg:x="13.413cm" svg:y="14.752cm" svg:viewBox="0 0 95 342" svg:d="M0 0c19 76 79 136 86 215l9 71-30 56">
              <text:p/>
            </draw:path>
          </draw:g>
          <draw:circle draw:style-name="gr36" draw:text-style-name="P5" draw:layer="layout" svg:width="0.036cm" svg:height="0.036cm" svg:x="7.674cm" svg:y="15.175cm">
            <text:p/>
          </draw:circle>
          <draw:circle draw:style-name="gr36" draw:text-style-name="P5" draw:layer="layout" svg:width="0.036cm" svg:height="0.036cm" svg:x="12.655cm" svg:y="15.175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2T10:44:31.639772387</meta:creation-date>
    <dc:date>2018-02-22T10:44:50.555381695</dc:date>
    <meta:editing-duration>PT19S</meta:editing-duration>
    <meta:editing-cycles>1</meta:editing-cycles>
    <meta:document-statistic meta:object-count="58"/>
    <meta:generator>LibreOffice/6.0.0.3$MacOSX_X86_64 LibreOffice_project/64a0f66915f38c6217de274f0aa8e15618924765</meta:generator>
  </office:meta>
</office:document-meta>
</file>